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draw:stroke="non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 style:parent-style-name="Graphics">
      <style:graphic-properties draw:fill="none" draw:stroke="non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graphic" style:name="a499" style:parent-style-name="Graphics">
      <style:graphic-properties draw:fill="none" draw:stroke="none"/>
    </style:style>
    <style:style style:family="graphic" style:name="a381">
      <style:graphic-properties draw:fill="none" draw:stroke="solid" svg:stroke-width="0.03125in" svg:stroke-color="#000000" draw:marker-end="a380" svg:stroke-opacity="100%" draw:stroke-linejoin="miter" svg:stroke-linecap="butt"/>
    </style:style>
    <style:style style:family="graphic" style:name="a382">
      <style:graphic-properties draw:fill="none" draw:stroke="solid" svg:stroke-width="0.03125in" svg:stroke-color="#000000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none" draw:stroke="solid" svg:stroke-width="0.03125in" svg:stroke-color="#000000" draw:marker-end="a406" svg:stroke-opacity="100%" draw:stroke-linejoin="miter" svg:stroke-linecap="butt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 style:parent-style-name="Graphics">
      <style:graphic-properties draw:fill="none" draw:stroke="non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 style:parent-style-name="Graphics">
      <style:graphic-properties draw:fill="none" draw:stroke="non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draw:stroke="non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2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2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5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1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4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7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4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3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40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4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6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39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g draw:name="Groupe 45" draw:id="id63">
          <svg:title/>
          <svg:desc/>
          <draw:frame draw:id="id64" draw:style-name="a347" draw:name="ZoneTexte 3" svg:x="1.84429in" svg:y="0.10411in" svg:width="1.76316in" svg:height="1.04342in">
            <draw:text-box>
              <text:p text:style-name="a337" text:class-names="" text:cond-style-name=""><text:span text:style-name="a336" text:class-names="">triplets</text:span></text:p>
              <text:list text:style-name="a340">
                <text:list-item>
                  <text:p text:style-name="a339" text:class-names="" text:cond-style-name=""><text:span text:style-name="a338" text:class-names="">user</text:span></text:p>
                </text:list-item>
              </text:list>
              <text:list text:style-name="a343">
                <text:list-item>
                  <text:p text:style-name="a342" text:class-names="" text:cond-style-name=""><text:span text:style-name="a341" text:class-names="">track_id</text:span></text:p>
                </text:list-item>
              </text:list>
              <text:list text:style-name="a346">
                <text:list-item>
                  <text:p text:style-name="a345" text:class-names="" text:cond-style-name=""><text:span text:style-name="a344" text:class-names="">listening_count</text:span></text:p>
                </text:list-item>
              </text:list>
            </draw:text-box>
            <svg:title/>
            <svg:desc/>
          </draw:frame>
          <draw:frame draw:id="id65" draw:style-name="a364" draw:name="ZoneTexte 4" svg:x="4.16665in" svg:y="0.06025in" svg:width="1.50878in" svg:height="1.51465in">
            <draw:text-box>
              <text:p text:style-name="a349" text:class-names="" text:cond-style-name=""><text:span text:style-name="a348" text:class-names="">track_metadata</text:span></text:p>
              <text:list text:style-name="a352">
                <text:list-item>
                  <text:p text:style-name="a351" text:class-names="" text:cond-style-name=""><text:span text:style-name="a350" text:class-names="">track_id</text:span></text:p>
                </text:list-item>
              </text:list>
              <text:list text:style-name="a355">
                <text:list-item>
                  <text:p text:style-name="a354" text:class-names="" text:cond-style-name=""><text:span text:style-name="a353" text:class-names="">song_id</text:span></text:p>
                </text:list-item>
              </text:list>
              <text:list text:style-name="a358">
                <text:list-item>
                  <text:p text:style-name="a357" text:class-names="" text:cond-style-name=""><text:span text:style-name="a356" text:class-names="">title</text:span></text:p>
                </text:list-item>
              </text:list>
              <text:list text:style-name="a361">
                <text:list-item>
                  <text:p text:style-name="a360" text:class-names="" text:cond-style-name=""><text:span text:style-name="a359" text:class-names="">artist_id</text:span></text:p>
                </text:list-item>
              </text:list>
              <text:p text:style-name="a363" text:class-names="" text:cond-style-name=""><text:span text:style-name="a362" text:class-names="">…</text:span></text:p>
            </draw:text-box>
            <svg:title/>
            <svg:desc/>
          </draw:frame>
          <draw:frame draw:id="id66" draw:style-name="a379" draw:name="ZoneTexte 5" svg:x="5.42542in" svg:y="2.79908in" svg:width="1.76316in" svg:height="1.27904in">
            <draw:text-box>
              <text:p text:style-name="a366" text:class-names="" text:cond-style-name=""><text:span text:style-name="a365" text:class-names="">track_features</text:span></text:p>
              <text:list text:style-name="a369">
                <text:list-item>
                  <text:p text:style-name="a368" text:class-names="" text:cond-style-name=""><text:span text:style-name="a367" text:class-names="">id</text:span></text:p>
                </text:list-item>
              </text:list>
              <text:list text:style-name="a372">
                <text:list-item>
                  <text:p text:style-name="a371" text:class-names="" text:cond-style-name=""><text:span text:style-name="a370" text:class-names="">title</text:span></text:p>
                </text:list-item>
              </text:list>
              <text:list text:style-name="a375">
                <text:list-item>
                  <text:p text:style-name="a374" text:class-names="" text:cond-style-name=""><text:span text:style-name="a373" text:class-names="">artist_id</text:span></text:p>
                </text:list-item>
              </text:list>
              <text:list text:style-name="a378">
                <text:list-item>
                  <text:p text:style-name="a377" text:class-names="" text:cond-style-name=""><text:span text:style-name="a376" text:class-names="">audio features</text:span></text:p>
                </text:list-item>
              </text:list>
            </draw:text-box>
            <svg:title/>
            <svg:desc/>
          </draw:frame>
          <draw:connector draw:type="standard" svg:x1="4.28947in" svg:y1="1.07018in" svg:x2="2.71053in" svg:y2="2.01754in" draw:id="id67" draw:style-name="a381" draw:transform="translate(-3.5in -1.54386in) rotate(-1.5708) translate(3.5in 1.54386in)" draw:name="Connecteur : en angle 11">
            <svg:title/>
            <svg:desc/>
          </draw:connector>
          <draw:connector draw:type="standard" svg:x1="3.65862in" svg:y1="1.03537in" svg:x2="4.73612in" svg:y2="1.48275in" draw:id="id68" draw:style-name="a382" draw:transform="translate(-4.19737in -1.25906in) rotate(-1.5708) translate(4.19737in 1.25906in)" draw:name="Connecteur : en angle 15">
            <svg:title/>
            <svg:desc/>
          </draw:connector>
          <draw:frame draw:id="id69" draw:style-name="a405" draw:name="ZoneTexte 20" svg:x="3.0921in" svg:y="2.34211in" svg:width="1.76316in" svg:height="1.98587in">
            <draw:text-box>
              <text:p text:style-name="a384" text:class-names="" text:cond-style-name=""><text:span text:style-name="a383" text:class-names="">tripet_metadata</text:span></text:p>
              <text:list text:style-name="a387">
                <text:list-item>
                  <text:p text:style-name="a386" text:class-names="" text:cond-style-name=""><text:span text:style-name="a385" text:class-names="">user</text:span></text:p>
                </text:list-item>
              </text:list>
              <text:list text:style-name="a390">
                <text:list-item>
                  <text:p text:style-name="a389" text:class-names="" text:cond-style-name=""><text:span text:style-name="a388" text:class-names="">track_id</text:span></text:p>
                </text:list-item>
              </text:list>
              <text:list text:style-name="a393">
                <text:list-item>
                  <text:p text:style-name="a392" text:class-names="" text:cond-style-name=""><text:span text:style-name="a391" text:class-names="">song_id</text:span></text:p>
                </text:list-item>
              </text:list>
              <text:list text:style-name="a396">
                <text:list-item>
                  <text:p text:style-name="a395" text:class-names="" text:cond-style-name=""><text:span text:style-name="a394" text:class-names="">title</text:span></text:p>
                </text:list-item>
              </text:list>
              <text:list text:style-name="a399">
                <text:list-item>
                  <text:p text:style-name="a398" text:class-names="" text:cond-style-name=""><text:span text:style-name="a397" text:class-names="">artist_id</text:span></text:p>
                </text:list-item>
              </text:list>
              <text:list text:style-name="a402">
                <text:list-item>
                  <text:p text:style-name="a401" text:class-names="" text:cond-style-name=""><text:span text:style-name="a400" text:class-names="">listening_count</text:span></text:p>
                </text:list-item>
              </text:list>
              <text:p text:style-name="a404" text:class-names="" text:cond-style-name=""><text:span text:style-name="a403" text:class-names="">…</text:span></text:p>
            </draw:text-box>
            <svg:title/>
            <svg:desc/>
          </draw:frame>
          <draw:connector draw:type="standard" svg:x1="5.61791in" svg:y1="4.04508in" svg:x2="4.00488in" svg:y2="4.68981in" draw:id="id70" draw:style-name="a407" draw:transform="translate(-4.8114in -4.36744in) rotate(-1.5708) translate(4.8114in 4.36744in)" draw:name="Connecteur : en angle 38">
            <svg:title/>
            <svg:desc/>
          </draw:connector>
          <draw:connector draw:type="standard" svg:x1="4.82745in" svg:y1="3.876in" svg:x2="5.90495in" svg:y2="4.32338in" draw:id="id71" draw:style-name="a408" draw:transform="translate(-5.3662in -4.09969in) rotate(-1.5708) translate(5.3662in 4.09969in)" draw:name="Connecteur : en angle 39">
            <svg:title/>
            <svg:desc/>
          </draw:connector>
          <draw:custom-shape svg:x="4.26534in" svg:y="3.36842in" svg:width="0.22369in" svg:height="0.42983in" draw:id="id72" draw:style-name="a411" draw:name="Accolade fermante 42">
            <svg:title/>
            <svg:desc/>
            <text:p text:style-name="a410" text:class-names="" text:cond-style-name=""><text:span text:style-name="a409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?f24 / 2"/>
              <draw:equation draw:name="f26" draw:formula="min(?f24, ?f23)"/>
              <draw:equation draw:name="f27" draw:formula="?f23 * ?f14"/>
              <draw:equation draw:name="f28" draw:formula="?f11 + ?f25"/>
              <draw:equation draw:name="f29" draw:formula="?f26 * ?f13"/>
              <draw:equation draw:name="f30" draw:formula="?f27 / 100000"/>
              <draw:equation draw:name="f31" draw:formula="?f15 - ?f2"/>
              <draw:equation draw:name="f32" draw:formula="?f25 * ?f20"/>
              <draw:equation draw:name="f33" draw:formula="?f29 / 100000"/>
              <draw:equation draw:name="f34" draw:formula="?f31 + ?f2"/>
              <draw:equation draw:name="f35" draw:formula="?f34 * ?f10 / ?f1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?f30 - ?f33"/>
              <draw:equation draw:name="f44" draw:formula="?f22 - ?f33"/>
              <draw:equation draw:name="f45" draw:formula="?f33 * ?f20"/>
              <draw:equation draw:name="f46" draw:formula="?f39 * ?f25"/>
              <draw:equation draw:name="f47" draw:formula="?f42 * ?f33"/>
              <draw:equation draw:name="f48" draw:formula="?f11 + ?f46"/>
              <draw:equation draw:name="f49" draw:formula="?f33 - ?f47"/>
              <draw:equation draw:name="f50" draw:formula="?f22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45"/>
              <draw:equation draw:name="f66" draw:formula="sqrt(?f62 * ?f62 + ?f65 * ?f65 + 0 * 0)"/>
              <draw:equation draw:name="f67" draw:formula="?f32 * ?f45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45"/>
              <draw:equation draw:name="f74" draw:formula="?f69 + ?f32"/>
              <draw:equation draw:name="f75" draw:formula="?f71 + ?f45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45"/>
              <draw:equation draw:name="f85" draw:formula="sqrt(?f81 * ?f81 + ?f84 * ?f84 + 0 * 0)"/>
              <draw:equation draw:name="f86" draw:formula="?f32 * ?f45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45"/>
              <draw:equation draw:name="f113" draw:formula="sqrt(?f109 * ?f109 + ?f112 * ?f112 + 0 * 0)"/>
              <draw:equation draw:name="f114" draw:formula="?f32 * ?f45 / ?f113"/>
              <draw:equation draw:name="f115" draw:formula="?f111 * ?f114"/>
              <draw:equation draw:name="f116" draw:formula="?f28 - ?f115"/>
              <draw:equation draw:name="f117" draw:formula="?f108 * ?f114"/>
              <draw:equation draw:name="f118" draw:formula="?f43 - ?f117"/>
              <draw:equation draw:name="f119" draw:formula="?f116 - ?f32"/>
              <draw:equation draw:name="f120" draw:formula="?f118 - ?f45"/>
              <draw:equation draw:name="f121" draw:formula="?f116 + ?f32"/>
              <draw:equation draw:name="f122" draw:formula="?f118 + ?f45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45"/>
              <draw:equation draw:name="f132" draw:formula="sqrt(?f128 * ?f128 + ?f131 * ?f131 + 0 * 0)"/>
              <draw:equation draw:name="f133" draw:formula="?f32 * ?f45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8, ?f119)"/>
              <draw:equation draw:name="f139" draw:formula="if(?f102, ?f43, ?f120)"/>
              <draw:equation draw:name="f140" draw:formula="if(?f102, ?f28, ?f121)"/>
              <draw:equation draw:name="f141" draw:formula="if(?f102, ?f43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45"/>
              <draw:equation draw:name="f151" draw:formula="?f147 + ?f32"/>
              <draw:equation draw:name="f152" draw:formula="?f148 + ?f45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45"/>
              <draw:equation draw:name="f162" draw:formula="sqrt(?f158 * ?f158 + ?f161 * ?f161 + 0 * 0)"/>
              <draw:equation draw:name="f163" draw:formula="?f32 * ?f45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45"/>
              <draw:equation draw:name="f186" draw:formula="sqrt(?f182 * ?f182 + ?f185 * ?f185 + 0 * 0)"/>
              <draw:equation draw:name="f187" draw:formula="?f32 * ?f45 / ?f186"/>
              <draw:equation draw:name="f188" draw:formula="?f184 * ?f187"/>
              <draw:equation draw:name="f189" draw:formula="?f28 - ?f188"/>
              <draw:equation draw:name="f190" draw:formula="?f181 * ?f187"/>
              <draw:equation draw:name="f191" draw:formula="?f44 - ?f190"/>
              <draw:equation draw:name="f192" draw:formula="?f189 - ?f32"/>
              <draw:equation draw:name="f193" draw:formula="?f191 - ?f45"/>
              <draw:equation draw:name="f194" draw:formula="?f189 + ?f32"/>
              <draw:equation draw:name="f195" draw:formula="?f191 + ?f45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45"/>
              <draw:equation draw:name="f205" draw:formula="sqrt(?f201 * ?f201 + ?f204 * ?f204 + 0 * 0)"/>
              <draw:equation draw:name="f206" draw:formula="?f32 * ?f45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8, ?f192)"/>
              <draw:equation draw:name="f212" draw:formula="if(?f55, ?f44, ?f193)"/>
              <draw:equation draw:name="f213" draw:formula="if(?f55, ?f28, ?f194)"/>
              <draw:equation draw:name="f214" draw:formula="if(?f55, ?f44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custom-shape svg:width="0.22369in" svg:height="0.42983in" draw:id="id73" draw:style-name="a414" draw:transform="translate(-0.11184in -0.21491in) rotate(-3.14159) translate(5.70172in 3.58332in)" draw:name="Accolade fermante 43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8 / 21600"/>
              <draw:equation draw:name="f17" draw:formula="?f7 / 21600"/>
              <draw:equation draw:name="f18" draw:formula="21600 * ?f8"/>
              <draw:equation draw:name="f19" draw:formula="21600 * ?f7"/>
              <draw:equation draw:name="f20" draw:formula="min(?f17, ?f16)"/>
              <draw:equation draw:name="f21" draw:formula="?f18 / ?f9"/>
              <draw:equation draw:name="f22" draw:formula="?f19 / ?f9"/>
              <draw:equation draw:name="f23" draw:formula="?f22 - ?f11"/>
              <draw:equation draw:name="f24" draw:formula="?f21 - ?f11"/>
              <draw:equation draw:name="f25" draw:formula="?f24 / 2"/>
              <draw:equation draw:name="f26" draw:formula="min(?f24, ?f23)"/>
              <draw:equation draw:name="f27" draw:formula="?f23 * ?f14"/>
              <draw:equation draw:name="f28" draw:formula="?f11 + ?f25"/>
              <draw:equation draw:name="f29" draw:formula="?f26 * ?f13"/>
              <draw:equation draw:name="f30" draw:formula="?f27 / 100000"/>
              <draw:equation draw:name="f31" draw:formula="?f15 - ?f2"/>
              <draw:equation draw:name="f32" draw:formula="?f25 * ?f20"/>
              <draw:equation draw:name="f33" draw:formula="?f29 / 100000"/>
              <draw:equation draw:name="f34" draw:formula="?f31 + ?f2"/>
              <draw:equation draw:name="f35" draw:formula="?f34 * ?f10 / ?f1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?f30 - ?f33"/>
              <draw:equation draw:name="f44" draw:formula="?f22 - ?f33"/>
              <draw:equation draw:name="f45" draw:formula="?f33 * ?f20"/>
              <draw:equation draw:name="f46" draw:formula="?f39 * ?f25"/>
              <draw:equation draw:name="f47" draw:formula="?f42 * ?f33"/>
              <draw:equation draw:name="f48" draw:formula="?f11 + ?f46"/>
              <draw:equation draw:name="f49" draw:formula="?f33 - ?f47"/>
              <draw:equation draw:name="f50" draw:formula="?f22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45"/>
              <draw:equation draw:name="f66" draw:formula="sqrt(?f62 * ?f62 + ?f65 * ?f65 + 0 * 0)"/>
              <draw:equation draw:name="f67" draw:formula="?f32 * ?f45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45"/>
              <draw:equation draw:name="f74" draw:formula="?f69 + ?f32"/>
              <draw:equation draw:name="f75" draw:formula="?f71 + ?f45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45"/>
              <draw:equation draw:name="f85" draw:formula="sqrt(?f81 * ?f81 + ?f84 * ?f84 + 0 * 0)"/>
              <draw:equation draw:name="f86" draw:formula="?f32 * ?f45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45"/>
              <draw:equation draw:name="f113" draw:formula="sqrt(?f109 * ?f109 + ?f112 * ?f112 + 0 * 0)"/>
              <draw:equation draw:name="f114" draw:formula="?f32 * ?f45 / ?f113"/>
              <draw:equation draw:name="f115" draw:formula="?f111 * ?f114"/>
              <draw:equation draw:name="f116" draw:formula="?f28 - ?f115"/>
              <draw:equation draw:name="f117" draw:formula="?f108 * ?f114"/>
              <draw:equation draw:name="f118" draw:formula="?f43 - ?f117"/>
              <draw:equation draw:name="f119" draw:formula="?f116 - ?f32"/>
              <draw:equation draw:name="f120" draw:formula="?f118 - ?f45"/>
              <draw:equation draw:name="f121" draw:formula="?f116 + ?f32"/>
              <draw:equation draw:name="f122" draw:formula="?f118 + ?f45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45"/>
              <draw:equation draw:name="f132" draw:formula="sqrt(?f128 * ?f128 + ?f131 * ?f131 + 0 * 0)"/>
              <draw:equation draw:name="f133" draw:formula="?f32 * ?f45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8, ?f119)"/>
              <draw:equation draw:name="f139" draw:formula="if(?f102, ?f43, ?f120)"/>
              <draw:equation draw:name="f140" draw:formula="if(?f102, ?f28, ?f121)"/>
              <draw:equation draw:name="f141" draw:formula="if(?f102, ?f43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45"/>
              <draw:equation draw:name="f151" draw:formula="?f147 + ?f32"/>
              <draw:equation draw:name="f152" draw:formula="?f148 + ?f45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45"/>
              <draw:equation draw:name="f162" draw:formula="sqrt(?f158 * ?f158 + ?f161 * ?f161 + 0 * 0)"/>
              <draw:equation draw:name="f163" draw:formula="?f32 * ?f45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45"/>
              <draw:equation draw:name="f186" draw:formula="sqrt(?f182 * ?f182 + ?f185 * ?f185 + 0 * 0)"/>
              <draw:equation draw:name="f187" draw:formula="?f32 * ?f45 / ?f186"/>
              <draw:equation draw:name="f188" draw:formula="?f184 * ?f187"/>
              <draw:equation draw:name="f189" draw:formula="?f28 - ?f188"/>
              <draw:equation draw:name="f190" draw:formula="?f181 * ?f187"/>
              <draw:equation draw:name="f191" draw:formula="?f44 - ?f190"/>
              <draw:equation draw:name="f192" draw:formula="?f189 - ?f32"/>
              <draw:equation draw:name="f193" draw:formula="?f191 - ?f45"/>
              <draw:equation draw:name="f194" draw:formula="?f189 + ?f32"/>
              <draw:equation draw:name="f195" draw:formula="?f191 + ?f45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45"/>
              <draw:equation draw:name="f205" draw:formula="sqrt(?f201 * ?f201 + ?f204 * ?f204 + 0 * 0)"/>
              <draw:equation draw:name="f206" draw:formula="?f32 * ?f45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8, ?f192)"/>
              <draw:equation draw:name="f212" draw:formula="if(?f55, ?f44, ?f193)"/>
              <draw:equation draw:name="f213" draw:formula="if(?f55, ?f28, ?f194)"/>
              <draw:equation draw:name="f214" draw:formula="if(?f55, ?f44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74" draw:style-name="a440" draw:name="ZoneTexte 44" svg:x="4.19737in" svg:y="5.17396in" svg:width="2.4693in" svg:height="2.22148in">
            <draw:text-box>
              <text:p text:style-name="a416" text:class-names="" text:cond-style-name=""><text:span text:style-name="a415" text:class-names="">tripet_metadata_features</text:span></text:p>
              <text:list text:style-name="a419">
                <text:list-item>
                  <text:p text:style-name="a418" text:class-names="" text:cond-style-name=""><text:span text:style-name="a417" text:class-names="">user</text:span></text:p>
                </text:list-item>
              </text:list>
              <text:list text:style-name="a422">
                <text:list-item>
                  <text:p text:style-name="a421" text:class-names="" text:cond-style-name=""><text:span text:style-name="a420" text:class-names="">track_id</text:span></text:p>
                </text:list-item>
              </text:list>
              <text:list text:style-name="a425">
                <text:list-item>
                  <text:p text:style-name="a424" text:class-names="" text:cond-style-name=""><text:span text:style-name="a423" text:class-names="">song_id</text:span></text:p>
                </text:list-item>
              </text:list>
              <text:list text:style-name="a428">
                <text:list-item>
                  <text:p text:style-name="a427" text:class-names="" text:cond-style-name=""><text:span text:style-name="a426" text:class-names="">title</text:span></text:p>
                </text:list-item>
              </text:list>
              <text:list text:style-name="a431">
                <text:list-item>
                  <text:p text:style-name="a430" text:class-names="" text:cond-style-name=""><text:span text:style-name="a429" text:class-names="">artist_id</text:span></text:p>
                </text:list-item>
              </text:list>
              <text:list text:style-name="a434">
                <text:list-item>
                  <text:p text:style-name="a433" text:class-names="" text:cond-style-name=""><text:span text:style-name="a432" text:class-names="">listening_count</text:span></text:p>
                </text:list-item>
              </text:list>
              <text:list text:style-name="a437">
                <text:list-item>
                  <text:p text:style-name="a436" text:class-names="" text:cond-style-name=""><text:span text:style-name="a435" text:class-names="">audio features</text:span></text:p>
                </text:list-item>
              </text:list>
              <text:p text:style-name="a439" text:class-names="" text:cond-style-name=""><text:span text:style-name="a438" text:class-names="">…</text:span></text:p>
            </draw:text-box>
            <svg:title/>
            <svg:desc/>
          </draw:frame>
        </draw:g>
      </draw:page>
      <draw:page draw:name="Slide2" draw:style-name="a441" draw:master-page-name="Master1-Layout2-obj-Titre-et-contenu" presentation:presentation-page-layout-name="Master1-PPL2" draw:id="Slide-257">
        <draw:g draw:name="Groupe 13" draw:id="id75">
          <svg:title/>
          <svg:desc/>
          <draw:frame draw:id="id76" draw:style-name="a442" draw:name="Image 6" svg:x="1.47222in" svg:y="2.10185in" svg:width="2.50926in" svg:height="2.50926in" style:rel-width="scale" style:rel-height="scale">
            <draw:image xlink:href="media/image1.png" xlink:type="simple" xlink:show="embed" xlink:actuate="onLoad"/>
            <svg:title/>
            <svg:desc/>
          </draw:frame>
          <draw:frame draw:id="id77" draw:style-name="a443" draw:name="Image 8" svg:x="5.26851in" svg:y="2.10185in" svg:width="2.50926in" svg:height="2.50926in" style:rel-width="scale" style:rel-height="scale">
            <draw:image xlink:href="media/image2.png" xlink:type="simple" xlink:show="embed" xlink:actuate="onLoad"/>
            <svg:title/>
            <svg:desc/>
          </draw:frame>
          <draw:frame draw:id="id78" draw:style-name="a444" draw:name="Image 10" svg:x="9.06481in" svg:y="2.10185in" svg:width="2.50926in" svg:height="2.50926in" style:rel-width="scale" style:rel-height="scale">
            <draw:image xlink:href="media/image3.png" xlink:type="simple" xlink:show="embed" xlink:actuate="onLoad"/>
            <svg:title/>
            <svg:desc/>
          </draw:frame>
          <draw:custom-shape svg:x="3.98149in" svg:y="2.81482in" svg:width="1.28703in" svg:height="1.08333in" draw:id="id79" draw:style-name="a451" draw:name="Flèche : droite 11">
            <svg:title/>
            <svg:desc/>
            <text:p text:style-name="a446" text:class-names="" text:cond-style-name=""><text:span text:style-name="a445" text:class-names="">Step1<text:s text:c="1"/></text:span></text:p>
            <text:p text:style-name="a450" text:class-names="" text:cond-style-name=""><text:span text:style-name="a447" text:class-names="">playlist<text:s text:c="1"/></text:span><text:span text:style-name="a448" text:class-names="">averaging</text:span><text:span text:style-name="a449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50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7.77778in" svg:y="2.81482in" svg:width="1.28703in" svg:height="1.08333in" draw:id="id80" draw:style-name="a459" draw:name="Flèche : droite 12">
            <svg:title/>
            <svg:desc/>
            <text:p text:style-name="a453" text:class-names="" text:cond-style-name=""><text:span text:style-name="a452" text:class-names="">Step2<text:s text:c="1"/></text:span></text:p>
            <text:p text:style-name="a458" text:class-names="" text:cond-style-name=""><text:span text:style-name="a454" text:class-names="">tracks</text:span><text:span text:style-name="a455" text:class-names=""><text:s text:c="1"/></text:span><text:span text:style-name="a456" text:class-names="">recommendation</text:span><text:span text:style-name="a457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50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Slide3" draw:style-name="a460" draw:master-page-name="Master1-Layout2-obj-Titre-et-contenu" presentation:presentation-page-layout-name="Master1-PPL2" draw:id="Slide-258">
        <draw:g draw:name="Groupe 16" draw:id="id81">
          <svg:title/>
          <svg:desc/>
          <draw:frame draw:id="id82" draw:style-name="a461" draw:name="Image 7" svg:x="5.25926in" svg:y="2.10185in" svg:width="2.50926in" svg:height="2.50926in" style:rel-width="scale" style:rel-height="scale">
            <draw:image xlink:href="media/image4.png" xlink:type="simple" xlink:show="embed" xlink:actuate="onLoad"/>
            <svg:title/>
            <svg:desc/>
          </draw:frame>
          <draw:custom-shape svg:x="3.97223in" svg:y="2.81482in" svg:width="1.28703in" svg:height="1.08333in" draw:id="id83" draw:style-name="a468" draw:name="Flèche : droite 11">
            <svg:title/>
            <svg:desc/>
            <text:p text:style-name="a463" text:class-names="" text:cond-style-name=""><text:span text:style-name="a462" text:class-names="">Step1<text:s text:c="1"/></text:span></text:p>
            <text:p text:style-name="a467" text:class-names="" text:cond-style-name=""><text:span text:style-name="a464" text:class-names="">playlist<text:s text:c="1"/></text:span><text:span text:style-name="a465" text:class-names="">averaging</text:span><text:span text:style-name="a466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50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7.76852in" svg:y="2.81482in" svg:width="1.28703in" svg:height="1.08333in" draw:id="id84" draw:style-name="a476" draw:name="Flèche : droite 12">
            <svg:title/>
            <svg:desc/>
            <text:p text:style-name="a470" text:class-names="" text:cond-style-name=""><text:span text:style-name="a469" text:class-names="">Step2<text:s text:c="1"/></text:span></text:p>
            <text:p text:style-name="a475" text:class-names="" text:cond-style-name=""><text:span text:style-name="a471" text:class-names="">tracks</text:span><text:span text:style-name="a472" text:class-names=""><text:s text:c="1"/></text:span><text:span text:style-name="a473" text:class-names="">recommendation</text:span><text:span text:style-name="a474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50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85" draw:style-name="a477" draw:name="Image 4" svg:x="1.22222in" svg:y="2.10185in" svg:width="2.50926in" svg:height="2.50926in" style:rel-width="scale" style:rel-height="scale">
            <draw:image xlink:href="media/image5.png" xlink:type="simple" xlink:show="embed" xlink:actuate="onLoad"/>
            <svg:title/>
            <svg:desc/>
          </draw:frame>
          <draw:frame draw:id="id86" draw:style-name="a478" draw:name="Image 14" svg:x="9.05555in" svg:y="2.10185in" svg:width="2.50926in" svg:height="2.50926in" style:rel-width="scale" style:rel-height="scale">
            <draw:image xlink:href="media/image6.png" xlink:type="simple" xlink:show="embed" xlink:actuate="onLoad"/>
            <svg:title/>
            <svg:desc/>
          </draw:frame>
        </draw:g>
      </draw:page>
      <draw:page draw:name="Slide4" draw:style-name="a479" draw:master-page-name="Master1-Layout2-obj-Titre-et-contenu" presentation:presentation-page-layout-name="Master1-PPL2" draw:id="Slide-259">
        <draw:g draw:name="Groupe 6" draw:id="id87">
          <svg:title/>
          <svg:desc/>
          <draw:frame draw:id="id88" draw:style-name="a480" draw:name="Image 2" svg:x="5.29165in" svg:y="2.10185in" svg:width="2.50926in" svg:height="2.50926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3.97223in" svg:y="2.81482in" svg:width="1.28703in" svg:height="1.08333in" draw:id="id89" draw:style-name="a489" draw:name="Flèche : droite 11">
            <svg:title/>
            <svg:desc/>
            <text:p text:style-name="a482" text:class-names="" text:cond-style-name=""><text:span text:style-name="a481" text:class-names="">Step1<text:s text:c="1"/></text:span></text:p>
            <text:p text:style-name="a488" text:class-names="" text:cond-style-name=""><text:span text:style-name="a483" text:class-names="">playlis</text:span><text:span text:style-name="a484" text:class-names="">t</text:span><text:span text:style-name="a485" text:class-names=""><text:s text:c="1"/>clusterin</text:span><text:span text:style-name="a486" text:class-names="">g</text:span><text:span text:style-name="a487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50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7.76852in" svg:y="2.81482in" svg:width="1.28703in" svg:height="1.08333in" draw:id="id90" draw:style-name="a497" draw:name="Flèche : droite 12">
            <svg:title/>
            <svg:desc/>
            <text:p text:style-name="a491" text:class-names="" text:cond-style-name=""><text:span text:style-name="a490" text:class-names="">Step2<text:s text:c="1"/></text:span></text:p>
            <text:p text:style-name="a496" text:class-names="" text:cond-style-name=""><text:span text:style-name="a492" text:class-names="">tracks</text:span><text:span text:style-name="a493" text:class-names=""><text:s text:c="1"/></text:span><text:span text:style-name="a494" text:class-names="">recommendation</text:span><text:span text:style-name="a495" text:class-names=""/></text:p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2509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91" draw:style-name="a498" draw:name="Image 4" svg:x="1.22222in" svg:y="2.10185in" svg:width="2.50926in" svg:height="2.50926in" style:rel-width="scale" style:rel-height="scale">
            <draw:image xlink:href="media/image5.png" xlink:type="simple" xlink:show="embed" xlink:actuate="onLoad"/>
            <svg:title/>
            <svg:desc/>
          </draw:frame>
          <draw:frame draw:id="id92" draw:style-name="a499" draw:name="Image 5" svg:x="9.18519in" svg:y="2.10185in" svg:width="2.50926in" svg:height="2.50926in" style:rel-width="scale" style:rel-height="scale">
            <draw:image xlink:href="media/image8.png" xlink:type="simple" xlink:show="embed" xlink:actuate="onLoad"/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380" svg:viewBox="0 0 20 30" svg:d="m10 0-10 30h20z"/>
    <draw:marker draw:name="a40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/06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8/06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/06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8/06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8/06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/06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8/06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8/06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8/06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/06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8/06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8/06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ierre Drouin</meta:initial-creator>
    <dc:creator>Pierre Drouin</dc:creator>
    <meta:creation-date>2023-06-28T14:40:26Z</meta:creation-date>
    <dc:date>2023-06-28T16:26:25Z</dc:date>
    <meta:editing-cycles>4</meta:editing-cycles>
    <meta:editing-duration>PT0S</meta:editing-duration>
    <meta:document-statistic meta:paragraph-count="44" meta:word-count="90"/>
  </office:meta>
</office:document-meta>
</file>